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Cantarell" svg:font-family="Cantarell" style:font-pitch="variable"/>
    <style:font-face style:name="cmr10" svg:font-family="cmr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fo:font-size="13pt" fo:font-weight="bold" style:font-size-asian="13pt" style:font-weight-asian="bold" style:font-size-complex="13pt" style:font-weight-complex="bold"/>
    </style:style>
    <style:style style:name="P2" style:family="paragraph" style:parent-style-name="Standard">
      <style:paragraph-properties fo:text-align="justify" style:justify-single-word="false"/>
      <style:text-properties style:font-name="Cantarell" fo:font-weight="bold" style:font-weight-asian="bold" style:font-weight-complex="bold"/>
    </style:style>
    <style:style style:name="P3" style:family="paragraph" style:parent-style-name="Standard">
      <style:paragraph-properties fo:text-align="justify" style:justify-single-word="false"/>
      <style:text-properties style:font-name="Cantarell"/>
    </style:style>
    <style:style style:name="P4" style:family="paragraph" style:parent-style-name="Standard" style:list-style-name="L1">
      <style:paragraph-properties fo:text-align="justify" style:justify-single-word="false"/>
      <style:text-properties style:font-name="Cantarell"/>
    </style:style>
    <style:style style:name="P5" style:family="paragraph" style:parent-style-name="Standard">
      <style:paragraph-properties fo:margin-top="0in" fo:margin-bottom="0in" fo:line-height="150%" fo:text-align="justify" style:justify-single-word="false"/>
    </style:style>
    <style:style style:name="P6" style:family="paragraph" style:parent-style-name="Standard">
      <style:paragraph-properties fo:margin-top="0in" fo:margin-bottom="0in" fo:line-height="150%" fo:text-align="justify" style:justify-single-word="false"/>
      <style:text-properties style:font-name="Cantarell"/>
    </style:style>
    <style:style style:name="P7" style:family="paragraph" style:parent-style-name="Standard" style:list-style-name="L2">
      <style:paragraph-properties fo:margin-top="0in" fo:margin-bottom="0in" fo:line-height="150%" fo:text-align="justify" style:justify-single-word="false"/>
      <style:text-properties style:font-name="Cantarell"/>
    </style:style>
    <style:style style:name="P8" style:family="paragraph" style:parent-style-name="Standard">
      <style:paragraph-properties fo:margin-top="0in" fo:margin-bottom="0in" fo:line-height="150%" fo:text-align="justify" style:justify-single-word="false"/>
      <style:text-properties style:font-name="Cantarell" fo:font-size="12pt" style:font-size-asian="12pt" style:font-name-complex="Liberation Serif1" style:font-size-complex="12pt"/>
    </style:style>
    <style:style style:name="P9" style:family="paragraph" style:parent-style-name="Standard">
      <style:paragraph-properties fo:margin-top="0in" fo:margin-bottom="0in" fo:line-height="150%" fo:text-align="justify" style:justify-single-word="false"/>
      <style:text-properties style:font-name="Cantarell" fo:font-weight="bold" style:font-weight-asian="bold" style:font-weight-complex="bold"/>
    </style:style>
    <style:style style:name="T1" style:family="text">
      <style:text-properties style:font-name="Liberation Serif" fo:font-size="12pt" style:font-size-asian="12pt" style:font-name-complex="Liberation Serif1" style:font-size-complex="12pt"/>
    </style:style>
    <style:style style:name="T2" style:family="text">
      <style:text-properties fo:font-size="12pt" style:font-size-asian="12pt" style:font-name-complex="Liberation Serif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jetas EMV</text:p>
      <text:p text:style-name="P3"/>
      <text:p text:style-name="P3">El origen de las siglas EMV proviene de las tres compañías que participaron en un principio en el desarrollo de esta tecnología que son Europay MasterCard Visa. En el 2004 se incorporó al proyecto JCB (JapanCredit Bureau) y American Express en 2009, por lo que la tecnología EMV aglutina la mayoría de tarjetas emitidas en el mundo.</text:p>
      <text:p text:style-name="P3"/>
      <text:p text:style-name="P3">EMV es un estándar para permitir la interoperabilidad entre tarjetas inteligentes y cajeros y/o terminales de venta con capacidad de realizar operaciones EMV. Como cualquier otra tarjeta, la finalidad principal de EMV es servir como medio de pago, es decir, proporcionar autenticación en transacciones de crédito y débito, pero también es un estándar muy orientado a reducir el fraude en tarjetas, además, drásticamente, ya que su tecnología permite mecanismos transaccionales más seguros que los existentes en plásticos con sólo banda magnética.</text:p>
      <text:p text:style-name="P3"/>
      <text:p text:style-name="P2">Control del estandar EMV</text:p>
      <text:p text:style-name="P3"/>
      <text:p text:style-name="P3">El estándar ha sido definido y es administrado por la entidad EMVco. Una de las metas principales de EMVCO y de las especificaciones EMV es ayudar a facilitar la interoperabilidad y la compatibilidad de las tarjetas de pago basadas en chip y la aceptación de éstas en los distintos dispositivos. La prueba de cumplimiento de EMV tiene dos niveles: </text:p>
      <text:p text:style-name="P3">El Nivel 1 de EMV, que cubre interfaces a nivel físico, eléctrico y de transporte, y el Nivel 2 de EMV que cubre la selección de aplicaciones de pago y el procesamiento de transacciones financieras mediante tarjetas de crédito.</text:p>
      <text:p text:style-name="P3">Después de pasar las pruebas de EMVCo comunes, el software debe ser certificado por las marcas de pago para cumplir con las implementaciones de EMV propietarios como VSDC Visa, American Express AEIPS, MCHIP MasterCard, JCB JSmart </text:p>
      <text:p text:style-name="P3"/>
      <text:p text:style-name="P2">Ventajas</text:p>
      <text:p text:style-name="P3">Existen dos ventajas principales al cambiar a tarjetas de crédito y sistemas de pago basados en EMV: mayor seguridad (lo que implica una reducción del fraude) y la posibilidad de controlar de forma más <text:s/>detallada la aprobación de transacciones sin conexión.</text:p>
      <text:p text:style-name="P3"/>
      <text:p text:style-name="P2">Tecnologia chip</text:p>
      <text:p text:style-name="P3">EMV se caracteriza principalmente por estar basado en la tecnología chip. A diferencia de la banda magnética, este chip almacena casi 200 veces mas información y poseen inteligencia electrónica, tal como lo hace un ordenador.</text:p>
      <text:p text:style-name="P3">Estas características le permiten aumentar la seguridad mediante las tres funciones siguientes:</text:p>
      <text:list xml:id="list1309597064" text:style-name="L1">
        <text:list-item>
          <text:p text:style-name="P4">Autenticación de la Tarjeta: Permite a los terminales compatibles con el estándar EMV comprobar la validez de la tarjeta.</text:p>
        </text:list-item>
        <text:list-item>
          <text:p text:style-name="P4"><text:soft-page-break/>Validación del titular: Permite a la misma tarjeta comprobar que el usuario es el titular de la misma.</text:p>
        </text:list-item>
        <text:list-item>
          <text:p text:style-name="P4">Gestión de riesgos: Garantiza la capacidad tanto de la tarjeta como del terminal para evaluar el riesgo a partir de parámetros que el emisor ha introducido en el chip, así como de parámetros de cada emisor que el distribuidor o el proveedor del terminal han introducido en nombre de esta entidad.</text:p>
        </text:list-item>
      </text:list>
      <text:p text:style-name="P3">Cabe destacar que estas tarjetas incorporan el chip pero no dejan de tener banda magnética por lo que serán aceptadas en todos los comercios y cajeros a nivel mundial, sin embargo en Venezuela no es legal realizar cualquier transaccion sin utilizar la tecnologia de chip EMV</text:p>
      <text:p text:style-name="P3"/>
      <text:p text:style-name="P2">Funcionamiento </text:p>
      <text:p text:style-name="P6"><text:span text:style-name="T2">Las tarjetas emitidas en un principio son compatibles tanto con el viejo sistema de banda magnética como con el nuevo chip EMV, por tanto si la operación se realiza en un establecimiento con un terminal de pago no compatible con el nuevo sistema el procedimiento será el de siempre. </text:span></text:p>
      <text:p text:style-name="P6"><text:span text:style-name="T2">Pagaremos con nuestra tarjeta una vez que nos identifiquemos y tendremos que firmar un recibo. Si el terminal con el que nos cobran (TPV) es compatible con el nuevo sistema se sustituirá la firma del recibo por el ingreso de un número PIN que nos habrá facilitado el banco. El chip contiene una criptografía suficiente para generar criptogramas robustos, individuales para cada tarjeta (porque cada tarjeta tiene sus propias llaves), que serán enviados a los centros autorizadores, y en los que también viajan los datos de la tarjeta y el PIN introducido en el teclado para ser verificados y así poder conceder la preceptiva autorización o denegación a la transacción solicitada. Dicho PIN es frecuentemente el usado en las retiradas de dinero en efectivo de los cajeros. </text:span></text:p>
      <text:p text:style-name="P6"><text:span text:style-name="T2"/></text:p>
      <text:p text:style-name="P9"><text:span text:style-name="T2">Seguridad offline</text:span></text:p>
      <text:p text:style-name="P6"><text:span text:style-name="T2">El estándar EMV presenta, como una de las principales novedades, la posibilidad de garantizar la seguridad en transacciones llevadas a cabo en entorno Off Line. Dicha garantía se logra merced a la utilización de criptografía asimétrica o de clave pública. <text:s/>Es decir, no es necesario que el origen y el destino de los datos cifrados compartan la misma clave, sino que se trabaja con pares de claves (privada y pública), relacionadas matemáticamente. La clave privada sólo es conocida por una de las partes, mientras que la clave pública puede ser </text:span><text:soft-page-break/><text:span text:style-name="T2">distribuida por el poseedor de la clave privada, con total libertad, a todas aquellas entidades con las que quiera intercambiar información.</text:span></text:p>
      <text:p text:style-name="P6"><text:span text:style-name="T2"/></text:p>
      <text:p text:style-name="P9"><text:span text:style-name="T2">Seguridad Online</text:span></text:p>
      <text:p text:style-name="P6"><text:span text:style-name="T2">la criptografía simétrica, la usada habitualmente en el mundo de los medios de pago (por ejemplo en todo lo relacionado con el PIN de la tarjeta), la clave utilizada para cifrar es la misma que para descifrar, y es conocida tanto por el origen de los datos como por el destino. Por tanto, la seguridad del sistema se basa en la seguridad de la clave. Esta mejora en la seguridad de las transacciones On Line se basa en las nuevas capacidades que proporciona el chip EMV. Así, en el transcurso de una operación EMV <text:s/>On Line no sólo el Emisor debe autenticar a la tarjeta (cosa que ya ocurre con las operaciones de banda magnética) sino que la propia tarjeta ha de ser capaz de autenticar al Emisor, es decir, verificar que las respuestas que recibe proceden realmente del Host de su Emisor.</text:span></text:p>
      <text:p text:style-name="P6"><text:span text:style-name="T2"/></text:p>
      <text:p text:style-name="P9"><text:span text:style-name="T2">Criptogramas</text:span></text:p>
      <text:p text:style-name="P6"><text:span text:style-name="T2">Los criptogramas son unos códigos de redundancia, resultado de cifrar ciertos datos de los mensajes de petición de autorización y de respuesta, intercambiados entre la tarjeta y su emisor. Estos códigos se añaden a dichos mensajes, y deben ser generados y <text:s/>verificados por la tarjeta y/o el emisor</text:span></text:p>
      <text:p text:style-name="P6"><text:span text:style-name="T2"/></text:p>
      <text:p text:style-name="P9"><text:span text:style-name="T2">Migración al chip</text:span></text:p>
      <text:p text:style-name="P6"><text:span text:style-name="T2">La migración a tecnología chip y EMV representa un gran desafío para las organizaciones, no solamente las tarjetas y los terminales cambian drásticamente si no que también son afectados todos los otros componentes que son parte integral del proceso. Todos estos cambios debe ser cuidadosamente identificados, planeados y correctamente manejados. Por esto es necesario al elaboración de planes completos, en donde se establezcan las estrategias a ejecutar que garanticen la ejecución exitosa del proyecto. </text:span></text:p>
      <text:p text:style-name="P6"><text:span text:style-name="T2"/></text:p>
      <text:p text:style-name="P9"><text:soft-page-break/><text:span text:style-name="T2">Tarjetas de Banda vs Tarjeta de Chip</text:span></text:p>
      <text:p text:style-name="P6"><text:span text:style-name="T2"/></text:p>
      <text:list xml:id="list139048485" text:style-name="L2">
        <text:list-item>
          <text:p text:style-name="P7"><text:span text:style-name="T2">El contenido de la banda magnética, por la tecnología que implica, puede ser leído y, aunque no es sencillo, puede ser manipulado por personas con conocimiento y medios adecuados. El chip, sin embargo, contiene una tecnología interna mucho más sofisticada que hace que las posibilidades de manipulación física se reduzcan de forma muy sensible</text:span></text:p>
        </text:list-item>
        <text:list-item>
          <text:p text:style-name="P7"><text:span text:style-name="T2">La cantidad de información incorporable a una banda magnética es pequeña y, parcialmente modificable, por lo que la relación entre el usuario de la tarjeta y el emisor es unidimensional: únicamente se actualiza cuando sé interactúa a través de hardware sofisticado (ATMs). El chip, sin embargo, une a su mayor capacidad de recogida de información, la virtualidad de poder gestionar dicha información, con lo que se abren nuevas posibilidades para la relación usuario-emisor.</text:span></text:p>
        </text:list-item>
        <text:list-item>
          <text:p text:style-name="P7"><text:span text:style-name="T2">En el caso de banda, la tarjeta no aporta nada al transporte criptográfico de bloque de PIN y datos de tarjeta al centro autorizador (de eso se ocupa el PIN Pad seguro, el teclado del cajero). En EMV, el chip sí permite aportar tratamiento criptográfico al proceso, porque el chip es ante todo eso: una pequeña fábrica de criptogramas. </text:span></text:p>
        </text:list-item>
        <text:list-item>
          <text:p text:style-name="P7"><text:span text:style-name="T2">Como desventaja se puede destacar que el procesamiento es generalmente más lento que utilizando tarjetas de banda magnética, debido a los cálculos criptográficos necesarios en el intercambio de mensajes entre tarjeta y terminal.</text:span></text:p>
        </text:list-item>
      </text:list>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Cantarell" svg:font-family="Cantarell" style:font-pitch="variable"/>
    <style:font-face style:name="cmr10" svg:font-family="cmr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ezada Moubayyed</meta:initial-creator>
    <meta:creation-date>2014-05-01T09:36:58</meta:creation-date>
    <dc:date>2014-05-01T10:53:54</dc:date>
    <dc:creator>Sherezada Moubayyed</dc:creator>
    <meta:editing-duration>PT4M32S</meta:editing-duration>
    <meta:editing-cycles>1</meta:editing-cycles>
    <meta:document-statistic meta:table-count="0" meta:image-count="0" meta:object-count="0" meta:page-count="4" meta:paragraph-count="32" meta:word-count="1295" meta:character-count="8012" meta:non-whitespace-character-count="6674"/>
    <meta:generator>LibreOffice/3.5$Linux_X86_64 LibreOffice_project/350m1$Build-2</meta:generator>
  </office:meta>
</office:document-meta>
</file>